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7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5"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Text_20_body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9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nnur Yunusov</text:p>
      <text:p text:style-name="P5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5">mmyunusov@gmail.com</text:span></text:span></text:a><text:span text:style-name="T6"> </text:span><text:span text:style-name="T10">• </text:span><text:a xlink:type="simple" xlink:href="http://www.minnur.com/" text:style-name="Internet_20_link" text:visited-style-name="Visited_20_Internet_20_Link"><text:span text:style-name="Internet_20_link"><text:span text:style-name="T10">www.minnur.com</text:span></text:span></text:a><text:span text:style-name="T6"> </text:span><text:span text:style-name="T10">• </text:span><text:span text:style-name="T5">213.304.7627</text:span></text:p>
      <text:p text:style-name="P6"/>
      <text:p text:style-name="P6"/>
      <text:p text:style-name="P13">Summary</text:p>
      <text:p text:style-name="P9"/>
      <text:list xml:id="list1342843286899666224" text:style-name="L1">
        <text:list-item>
          <text:p text:style-name="P15">Proven ability to jump into new projects and learn new technologies quickly.</text:p>
        </text:list-item>
        <text:list-item>
          <text:p text:style-name="P15">Proven ability to quickly create prototypes (proof of concept prototyping).</text:p>
        </text:list-item>
        <text:list-item>
          <text:p text:style-name="P15">Proven track record of initiating and delivering successful projects and SaaS products.</text:p>
        </text:list-item>
      </text:list>
      <text:p text:style-name="P9"/>
      <text:p text:style-name="P10">Recent Experience</text:p>
      <text:p text:style-name="P10"/>
      <text:p text:style-name="P9">Presshub.io – San Francisco, CA</text:p>
      <text:p text:style-name="P12">Founder, June 2016 – Present</text:p>
      <text:p text:style-name="P8"/>
      <text:list xml:id="list95551808598794385" text:style-name="L2">
        <text:list-item>
          <text:p text:style-name="P16">Developed and launched content distribution API platform that lets anyone publish their content to Apple News, Facebook Instant Articles, Medium and other content platforms.</text:p>
        </text:list-item>
        <text:list-item>
          <text:p text:style-name="P16">Build server infrastructure with several web-heads, load balancers (HAProxy) and database replications.</text:p>
        </text:list-item>
      </text:list>
      <text:p text:style-name="P10"/>
      <text:p text:style-name="P9">Chapter Three – San Francisco, CA</text:p>
      <text:p text:style-name="P12">Senior Drupal Developer, June 2015 – Present</text:p>
      <text:p text:style-name="P8"/>
      <text:list xml:id="list1521230937536735840" text:style-name="L3">
        <text:list-item>
          <text:p text:style-name="P17">Integrated third-party systems (Built better integration with Click &amp; Pledge in Drupal 8).</text:p>
        </text:list-item>
        <text:list-item>
          <text:p text:style-name="P17">Implemented Greenhouse Job Board API for Pinterest's Careers website.</text:p>
        </text:list-item>
        <text:list-item>
          <text:p text:style-name="P17">Integrated SSO (SimpleSAMLphp with ADFS and PingOne, OAuth2) for both D7 and D8.</text:p>
        </text:list-item>
        <text:list-item>
          <text:p text:style-name="P17">Performed database migrations (Bricolage to Drupal, MsSQL to Drupal using Migrate module).</text:p>
        </text:list-item>
        <text:list-item>
          <text:p text:style-name="P17">One of the principal developer of the Apple News Drupal 7 module and Apple News PHP library.</text:p>
        </text:list-item>
        <text:list-item>
          <text:p text:style-name="P17">Maintained and supported Drupal 7 and Drupal 8 sites (custom module development).</text:p>
        </text:list-item>
      </text:list>
      <text:p text:style-name="P8"/>
      <text:p text:style-name="P8"/>
      <text:p text:style-name="P10">Education</text:p>
      <text:p text:style-name="P10"/>
      <text:p text:style-name="P9">Tyumen State University – Tyumen, Russia</text:p>
      <text:p text:style-name="P12">Master's Degree in Computer Science, 2003 – 2009</text:p>
      <text:p text:style-name="P7"/>
      <text:list xml:id="list126917064931000714" text:style-name="L4">
        <text:list-item>
          <text:p text:style-name="P22">Emphasis on System Engineering and Information Technologies.</text:p>
        </text:list-item>
      </text:list>
      <text:p text:style-name="P8"/>
      <text:p text:style-name="P10">Hobbies</text:p>
      <text:p text:style-name="P7"/>
      <text:list xml:id="list1662273806616450988" text:style-name="L5">
        <text:list-item>
          <text:p text:style-name="P19">I am building a new startup and learning iOS and Android development to solve paper usage problem for both people and companies.</text:p>
        </text:list-item>
        <text:list-item>
          <text:p text:style-name="P19">When time permits I am preparing myself to become a pilot.</text:p>
        </text:list-item>
        <text:list-item>
          <text:p text:style-name="P19">Built several successful open source projects (Wordpress and Drupal plugins)</text:p>
        </text:list-item>
        <text:list-item>
          <text:p text:style-name="P19">Oil painting and photography.</text:p>
        </text:list-item>
      </text:list>
      <text:p text:style-name="P2"/>
      <text:p text:style-name="P2"/>
      <text:p text:style-name="P3"><text:soft-page-break/>Numbers</text:p>
      <text:p text:style-name="P11">Presshub.io, Inc</text:p>
      <text:p text:style-name="P11"/>
      <text:list xml:id="list6343175055056670157" text:style-name="L6">
        <text:list-item>
          <text:p text:style-name="P20"><text:span text:style-name="T5">Built content distribution platform and launched a company in </text:span><text:span text:style-name="T7">3</text:span><text:span text:style-name="T5"> months. Currently I have a number of clients using it and the project supports itself. </text:span></text:p>
        </text:list-item>
        <text:list-item>
          <text:p text:style-name="P20"><text:span text:style-name="T8">50% </text:span><text:span text:style-name="T9">frontend development and </text:span><text:span text:style-name="T8">50%</text:span><text:span text:style-name="T9"> backend development.</text:span></text:p>
        </text:list-item>
      </text:list>
      <text:p text:style-name="P10"/>
      <text:p text:style-name="P4">Chapter Three.</text:p>
      <text:list xml:id="list7944402979479681102" text:style-name="L7">
        <text:list-item>
          <text:p text:style-name="P21"><text:span text:style-name="T5">At Chapter Three, I maintained about </text:span><text:span text:style-name="T8">220</text:span><text:span text:style-name="T5"> websites. </text:span></text:p>
        </text:list-item>
        <text:list-item>
          <text:p text:style-name="P21"><text:span text:style-name="T5">Migrated over </text:span><text:span text:style-name="T8">70</text:span><text:span text:style-name="T5"> websites from .NET system to Drupal 7. And </text:span><text:span text:style-name="T8">1</text:span><text:span text:style-name="T5"> from PostgreSQL to Drupal</text:span></text:p>
        </text:list-item>
        <text:list-item>
          <text:p text:style-name="P21"><text:span text:style-name="T5">Wrote about </text:span><text:span text:style-name="T8">18</text:span><text:span text:style-name="T5"> blog posts on a company website, including blog posts about Drupal 8.</text:span></text:p>
        </text:list-item>
        <text:list-item>
          <text:p text:style-name="P21"><text:span text:style-name="T5">Over than </text:span><text:span text:style-name="T8">95%</text:span><text:span text:style-name="T5"> of all projects launched on time.</text:span></text:p>
        </text:list-item>
        <text:list-item>
          <text:p text:style-name="P21"><text:span text:style-name="T5">About </text:span><text:span text:style-name="T8">80%</text:span><text:span text:style-name="T5"> of the time I am using PHP. I spend about </text:span><text:span text:style-name="T8">20% </text:span><text:span text:style-name="T9">of the time in frontend development.</text:span>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– </text:span><text:span text:style-name="MT2">213.304.7627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05-13T20:12:57</dc:date>
    <meta:editing-cycles>63</meta:editing-cycles>
    <meta:editing-duration>PT14H17M</meta:editing-duration>
    <meta:generator>OpenOffice/4.1.3$Unix OpenOffice.org_project/413m1$Build-9783</meta:generator>
    <meta:document-statistic meta:table-count="0" meta:image-count="0" meta:object-count="0" meta:page-count="2" meta:paragraph-count="39" meta:word-count="384" meta:character-count="2392"/>
  </office:meta>
</office:document-meta>
</file>